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7057b" officeooo:paragraph-rsid="0017057b"/>
    </style:style>
    <style:style style:name="P2" style:family="paragraph" style:parent-style-name="Text_20_body">
      <style:text-properties officeooo:rsid="001867a9" officeooo:paragraph-rsid="001867a9"/>
    </style:style>
    <style:style style:name="P3" style:family="paragraph" style:parent-style-name="Text_20_body">
      <style:text-properties fo:font-weight="bold" officeooo:rsid="001867a9" officeooo:paragraph-rsid="001867a9" style:font-weight-asian="bold" style:font-weight-complex="bold"/>
    </style:style>
    <style:style style:name="P4" style:family="paragraph" style:parent-style-name="Text_20_body">
      <style:text-properties fo:font-weight="normal" officeooo:rsid="001867a9" officeooo:paragraph-rsid="001867a9" style:font-weight-asian="normal" style:font-weight-complex="normal"/>
    </style:style>
    <style:style style:name="P5" style:family="paragraph" style:parent-style-name="Title">
      <style:text-properties officeooo:rsid="0017057b" officeooo:paragraph-rsid="00170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Übung 8</text:p>
      <text:p text:style-name="P1"/>
      <text:p text:style-name="P3">32.</text:p>
      <text:p text:style-name="P4">a) 11</text:p>
      <text:p text:style-name="P4">b)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42:40.840000000</meta:creation-date>
    <dc:date>2018-12-16T21:59:57.228000000</dc:date>
    <meta:editing-duration>PT39S</meta:editing-duration>
    <meta:editing-cycles>1</meta:editing-cycles>
    <meta:document-statistic meta:table-count="0" meta:image-count="0" meta:object-count="0" meta:page-count="1" meta:paragraph-count="4" meta:word-count="6" meta:character-count="18" meta:non-whitespace-character-count="15"/>
    <meta:generator>LibreOffice/6.0.5.2$Windows_X86_64 LibreOffice_project/54c8cbb85f300ac59db32fe8a675ff7683cd5a16</meta:generator>
  </office:meta>
</office:document-meta>
</file>